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0e101a" fo:font-weight="bold" style:font-weight-asian="bold"/>
    </style:style>
    <style:style style:name="P3" style:family="paragraph" style:parent-style-name="Standard">
      <style:paragraph-properties fo:text-align="justify" style:justify-single-word="false"/>
      <style:text-properties fo:color="#0e101a"/>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list-style-name="WWNum4">
      <style:paragraph-properties fo:margin-left="0.5in" fo:margin-right="0in" fo:text-align="justify" style:justify-single-word="false" fo:text-indent="-0.25in" style:auto-text-indent="false"/>
    </style:style>
    <style:style style:name="P6" style:family="paragraph" style:parent-style-name="Standard" style:list-style-name="WWNum1">
      <style:paragraph-properties fo:margin-left="0.5in" fo:margin-right="0in" fo:text-align="justify" style:justify-single-word="false" fo:text-indent="-0.25in" style:auto-text-indent="false"/>
    </style:style>
    <style:style style:name="P7" style:family="paragraph" style:parent-style-name="Standard" style:list-style-name="WWNum3">
      <style:paragraph-properties fo:margin-left="0.5in" fo:margin-right="0in" fo:text-align="justify" style:justify-single-word="false" fo:text-indent="-0.25in" style:auto-text-indent="false"/>
    </style:style>
    <style:style style:name="P8" style:family="paragraph" style:parent-style-name="Standard" style:list-style-name="WWNum2">
      <style:paragraph-properties fo:margin-left="0.5in" fo:margin-right="0in" fo:text-align="justify" style:justify-single-word="false" fo:text-indent="-0.25in" style:auto-text-indent="false"/>
    </style:style>
    <style:style style:name="P9" style:family="paragraph" style:parent-style-name="Standard">
      <style:paragraph-properties fo:text-align="justify" style:justify-single-word="false" fo:break-before="page"/>
    </style:style>
    <style:style style:name="P10" style:family="paragraph" style:parent-style-name="Standard" style:master-page-name="Standard">
      <style:paragraph-properties fo:text-align="justify" style:justify-single-word="false" style:page-number="1"/>
    </style:style>
    <style:style style:name="T1" style:family="text">
      <style:text-properties fo:color="#0e101a" fo:font-weight="bold" style:font-weight-asian="bold"/>
    </style:style>
    <style:style style:name="T2" style:family="text">
      <style:text-properties fo:color="#0e101a"/>
    </style:style>
    <style:style style:name="T3" style:family="text">
      <style:text-properties fo:color="#0e101a" style:text-underline-style="none"/>
    </style:style>
    <style:style style:name="T4" style:family="text">
      <style:text-properties fo:color="#0e101a" fo:font-style="italic" style:font-style-asian="italic"/>
    </style:style>
    <style:style style:name="T5" style:family="text">
      <style:text-properties fo:font-weight="bold" style:font-weight-asian="bold"/>
    </style:style>
    <style:style style:name="T6" style:family="text">
      <style:text-properties style:text-underline-style="none"/>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Abstract</text:span></text:p>
      <text:list xml:id="list2459824305" text:style-name="WWNum4">
        <text:list-item>
          <text:p text:style-name="P5"><text:span text:style-name="T2">System for named entity recognition and disambiguation.</text:span></text:p>
        </text:list-item>
        <text:list-item>
          <text:p text:style-name="P5"><text:span text:style-name="T2">Based on big data from web search results and Wikipedia articles.</text:span></text:p>
        </text:list-item>
      </text:list>
      <text:p text:style-name="P2"/>
      <text:p text:style-name="P1"><text:span text:style-name="T1">Introduction and Related Work</text:span></text:p>
      <text:list xml:id="list3575441483" text:style-name="WWNum1">
        <text:list-item>
          <text:p text:style-name="P6"><text:span text:style-name="T2">NER appears in multiple NLP areas. Apart from the history described in the previous paper, the introduction also mentions the coreference resolution task.</text:span></text:p>
        </text:list-item>
        <text:list-item>
          <text:p text:style-name="P6"><text:span text:style-name="T2">On larger data there are naturally more referents to a single surface form (Texas</text:span><text:span text:style-name="T4"> </text:span><text:span text:style-name="T2">example).</text:span></text:p>
        </text:list-item>
        <text:list-item>
          <text:p text:style-name="P6"><text:span text:style-name="T2">First work on coreference resolution resorted to clustering. Later work used list of entities. In the later case it is compared to word sense disambiguation, which I find to be an interesting thought. </text:span></text:p>
        </text:list-item>
        <text:list-item>
          <text:p text:style-name="P6"><text:span text:style-name="T2">The “measure” </text:span><text:span text:style-name="T4">semantic relatedness </text:span><text:span text:style-name="T2">is used. The WikiRelate! system for article relatedness is shortly described.</text:span></text:p>
        </text:list-item>
      </text:list>
      <text:p text:style-name="P2"/>
      <text:p text:style-name="P1"><text:span text:style-name="T1">The Disambiguation Paradigm</text:span></text:p>
      <text:list xml:id="list497831709" text:style-name="WWNum3">
        <text:list-item>
          <text:p text:style-name="P7"><text:span text:style-name="T2">Wikipedia is well suited for this task, because each article provides a class (Person, Location, Organization, Misc.), list of surface forms, contextual evidence and topic tags.</text:span></text:p>
        </text:list-item>
        <text:list-item>
          <text:p text:style-name="P7"><text:span text:style-name="T2">For a given document the system predicts the entity for which the contextual information is most maximized in relevancy.</text:span></text:p>
        </text:list-item>
        <text:list-item>
          <text:p text:style-name="P7"><text:span text:style-name="T2">Strong assumption that all surface forms in a single document correspond to the same refferent (</text:span><text:span text:style-name="T4">one sense per discourse</text:span><text:span text:style-name="T2">).</text:span></text:p>
        </text:list-item>
        <text:list-item>
          <text:p text:style-name="P7"><text:span text:style-name="T2">If this </text:span><text:span text:style-name="T2"><office:annotation office:name="__Annotation__24_2626852710"><dc:creator>Jirka Hana</dc:creator><dc:date>2020-05-10T09:30:44</dc:date><text:p><text:span text:style-name="T7">you mean when the assumption is broken</text:span></text:p></office:annotation></text:span><text:span text:style-name="T2">happens</text:span><office:annotation-end office:name="__Annotation__24_2626852710"/><text:span text:style-name="T2">, then contexts are shrinked from document-level so that a </text:span><text:span text:style-name="T4">dominating </text:span><text:span text:style-name="T2">entity can be found.</text:span></text:p>
        </text:list-item>
      </text:list>
      <text:p text:style-name="P4"/>
      <text:p text:style-name="P1"><text:span text:style-name="T5">Information Extraction from Wikipedia</text:span></text:p>
      <text:list xml:id="list2165131255" text:style-name="WWNum2">
        <text:list-item>
          <text:p text:style-name="P8">Four different types of Wikipedia pages distinguished: entity, redirecting, disambiguation and list pages.</text:p>
        </text:list-item>
        <text:list-item>
          <text:p text:style-name="P8">Surface forms and entity mappings are extracted from entity articles, references and disambiguation pages. Category tags are extracted from list pages. Contextual information is extracted both from the entity’s direct article but also from those which link to it. </text:p>
        </text:list-item>
      </text:list>
      <text:p text:style-name="P3"/>
      <text:p text:style-name="P1"><text:span text:style-name="T5">Document Analysis</text:span></text:p>
      <text:list xml:id="list112946407746426" text:continue-numbering="true" text:style-name="WWNum2">
        <text:list-item>
          <text:p text:style-name="P8">The system has three components: text preprocessing and truecase manipulator, entity recognizer and entity disambiguator.</text:p>
        </text:list-item>
        <text:list-item>
          <text:p text:style-name="P8">The entity recognizer already has to solve ambiguities regarding surface form spans (two NE and a stopword in between or one NE?). This is resolved by resorting to a lookup of how much the two part appear independently.</text:p>
        </text:list-item>
        <text:list-item>
          <text:p text:style-name="P8">The NER system also does a simple coreferencing based on the relation of being a substring.</text:p>
        </text:list-item>
      </text:list>
      <text:p text:style-name="P3"/>
      <text:p text:style-name="P9"><text:span text:style-name="T1">The Disambiguation Component</text:span></text:p>
      <text:list xml:id="list112946571590851" text:continue-numbering="true" text:style-name="WWNum2">
        <text:list-item>
          <text:p text:style-name="P8">Compares vector representation of entities and documents. The vector for the document is constructed by aggregating the contexts for recognized named entities. Contexts for every individual entity disambiguation hypothesis are also computed.</text:p>
        </text:list-item>
        <text:list-item>
          <text:p text:style-name="P8">The system then finds such assignment which maximizes the similarity between the document vector and the aggregation of entity hypothesis contexts.</text:p>
        </text:list-item>
        <text:list-item>
          <text:p text:style-name="P8">The vectors are indicator encodings of the relations “is in the context of entity” and “is a category tag for ent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0e101a"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e101a"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e101a"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0e101a"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4" meta:word-count="415" meta:character-count="2672" meta:non-whitespace-character-count="2297"/>
    <meta:generator>LibreOfficeDev/6.0.5.2$Linux_X86_64 LibreOffice_project/</meta:generator>
  </office:meta>
</office:document-meta>
</file>